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6" style:family="table-cell" style:parent-style-name="Default" style:data-style-name="N1">
      <style:table-cell-properties fo:background-color="#ea43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9"/>
        <table:table-column table:style-name="co1" table:default-cell-style-name="Default"/>
        <table:table-row table:style-name="ro1">
          <table:table-cell table:style-name="ce6" office:value-type="string" calcext:value-type="string">
            <text:p>Price/Ct</text:p>
          </table:table-cell>
          <table:table-cell table:style-name="ce6" office:value-type="string" calcext:value-type="string">
            <text:p>product_id</text:p>
          </table:table-cell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375" calcext:value-type="float">
            <text:p>1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75" calcext:value-type="float">
            <text:p>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63" calcext:value-type="float">
            <text:p>5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64" calcext:value-type="float">
            <text:p>4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88" calcext:value-type="float">
            <text:p>8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56" calcext:value-type="float">
            <text:p>7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75" calcext:value-type="float">
            <text:p>6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06" calcext:value-type="float">
            <text:p>6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25" calcext:value-type="float">
            <text:p>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50" calcext:value-type="float">
            <text:p>8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625" calcext:value-type="float">
            <text:p>2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188" calcext:value-type="float">
            <text:p>21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884" calcext:value-type="float">
            <text:p>18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130" calcext:value-type="float">
            <text:p>1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125" calcext:value-type="float">
            <text:p>1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38" calcext:value-type="float">
            <text:p>9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48" calcext:value-type="float">
            <text:p>8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23" calcext:value-type="float">
            <text:p>8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59" calcext:value-type="float">
            <text:p>6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56" calcext:value-type="float">
            <text:p>6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42" calcext:value-type="float">
            <text:p>6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125" calcext:value-type="float">
            <text:p>2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59" calcext:value-type="float">
            <text:p>8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250" calcext:value-type="float">
            <text:p>22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875" calcext:value-type="float">
            <text:p>1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0.34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11" calcext:value-type="float">
            <text:p>4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113" calcext:value-type="float">
            <text:p>4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750" calcext:value-type="float">
            <text:p>37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125" calcext:value-type="float">
            <text:p>3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938" calcext:value-type="float">
            <text:p>29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350" calcext:value-type="float">
            <text:p>2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939" calcext:value-type="float">
            <text:p>19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813" calcext:value-type="float">
            <text:p>18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763" calcext:value-type="float">
            <text:p>17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438" calcext:value-type="float">
            <text:p>14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410" calcext:value-type="float">
            <text:p>14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313" calcext:value-type="float">
            <text:p>23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40" calcext:value-type="float">
            <text:p>9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88" calcext:value-type="float">
            <text:p>5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388" calcext:value-type="float">
            <text:p>43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751" calcext:value-type="float">
            <text:p>27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750" calcext:value-type="float">
            <text:p>27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355" calcext:value-type="float">
            <text:p>23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175" calcext:value-type="float">
            <text:p>1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077" calcext:value-type="float">
            <text:p>10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79" calcext:value-type="float">
            <text:p>9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81" calcext:value-type="float">
            <text:p>8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44" calcext:value-type="float">
            <text:p>8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86" calcext:value-type="float">
            <text:p>6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97" calcext:value-type="float">
            <text:p>5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625" calcext:value-type="float">
            <text:p>1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396" calcext:value-type="float">
            <text:p>13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76" calcext:value-type="float">
            <text:p>6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17" calcext:value-type="float">
            <text:p>6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45" calcext:value-type="float">
            <text:p>8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063" calcext:value-type="float">
            <text:p>1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99" calcext:value-type="float">
            <text:p>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30" calcext:value-type="float">
            <text:p>4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17" calcext:value-type="float">
            <text:p>4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80" calcext:value-type="float">
            <text:p>8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188" calcext:value-type="float">
            <text:p>11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13" calcext:value-type="float">
            <text:p>8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88" calcext:value-type="float">
            <text:p>6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1.50 p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585" calcext:value-type="float">
            <text:p>25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313" calcext:value-type="float">
            <text:p>13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float" office:value="1050" calcext:value-type="float">
            <text:p>10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05" calcext:value-type="float">
            <text:p>7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528" calcext:value-type="float">
            <text:p>15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30" calcext:value-type="float">
            <text:p>8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57" calcext:value-type="float">
            <text:p>5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231" calcext:value-type="float">
            <text:p>22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788" calcext:value-type="float">
            <text:p>17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58" calcext:value-type="float">
            <text:p>7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41" calcext:value-type="float">
            <text:p>6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1" calcext:value-type="float">
            <text:p>7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100" calcext:value-type="float">
            <text:p>3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058" calcext:value-type="float">
            <text:p>10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119" calcext:value-type="float">
            <text:p>2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44" calcext:value-type="float">
            <text:p>6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31" calcext:value-type="float">
            <text:p>6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475" calcext:value-type="float">
            <text:p>2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46" calcext:value-type="float">
            <text:p>6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115" calcext:value-type="float">
            <text:p>2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250" calcext:value-type="float">
            <text:p>32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563" calcext:value-type="float">
            <text:p>15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469" calcext:value-type="float">
            <text:p>14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93" calcext:value-type="float">
            <text:p>12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113" calcext:value-type="float">
            <text:p>2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183" calcext:value-type="float">
            <text:p>11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73" calcext:value-type="float">
            <text:p>9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21" calcext:value-type="float">
            <text:p>5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56" calcext:value-type="float">
            <text:p>4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15" calcext:value-type="float">
            <text:p>4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04" calcext:value-type="float">
            <text:p>4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52" calcext:value-type="float">
            <text:p>8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24" calcext:value-type="float">
            <text:p>1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91" calcext:value-type="float">
            <text:p>8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17" calcext:value-type="float">
            <text:p>5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360" calcext:value-type="float">
            <text:p>13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07" calcext:value-type="float">
            <text:p>9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750" calcext:value-type="float">
            <text:p>77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645" calcext:value-type="float">
            <text:p>16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65" calcext:value-type="float">
            <text:p>5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1500 a+, 1800 aa+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1800, 22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1800, 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3 p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3.50 p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0.54 p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800" calcext:value-type="float">
            <text:p>28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15" calcext:value-type="float">
            <text:p>5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69" calcext:value-type="float">
            <text:p>4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644" calcext:value-type="float">
            <text:p>26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601" calcext:value-type="float">
            <text:p>16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413" calcext:value-type="float">
            <text:p>14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94" calcext:value-type="float">
            <text:p>6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26" calcext:value-type="float">
            <text:p>5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70" calcext:value-type="float">
            <text:p>6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825" calcext:value-type="float">
            <text:p>8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800" calcext:value-type="float">
            <text:p>18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920" calcext:value-type="float">
            <text:p>9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95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 number:style="long"/>
      <number:text>/</number:text>
      <number:day number:style="long"/>
      <number:text>/</number:text>
      <number:year/>
    </number:date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0:27:28.841555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0:24:26.692014374</meta:creation-date>
    <dc:date>2021-09-03T10:37:44.141180890</dc:date>
    <meta:editing-duration>PT11M34S</meta:editing-duration>
    <meta:editing-cycles>7</meta:editing-cycles>
    <meta:generator>LibreOffice/6.4.7.2$Linux_X86_64 LibreOffice_project/40$Build-2</meta:generator>
    <meta:document-statistic meta:table-count="1" meta:cell-count="906" meta:object-count="0"/>
  </office:meta>
</office:document-meta>
</file>